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  <table:table-cell table:formula="of:=SUM([.K2];[.K5];[.K7];[.K33])" office:value-type="float" office:value="115900">
            <text:p>115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  <table:table-cell table:formula="of:=SUM([.G3];[.G33];[.G64])" office:value-type="float" office:value="99900">
            <text:p>99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  <table:table-cell table:style-name="ce2" table:formula="of:=[.L9]-[.L10]" office:value-type="float" office:value="16000">
            <text:p>16000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office:value-type="float" office:value="-650">
            <text:p>-6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2950">
            <text:p>1295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:.F58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8];[.F58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8];[.C58];[.E58];[.F58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D58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8];[.D58];[.F58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8];[.C58];[.D58];[.F58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>
            <text:p>340.9090909091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3:.H60])" office:value-type="float" office:value="38300">
            <text:p>383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number-columns-repeated="3"/>
          <table:table-cell table:style-name="ce2" table:formula="of:=SUM([.B64:.F64])" office:value-type="float" office:value="14500">
            <text:p>14500</text:p>
          </table:table-cell>
          <table:table-cell table:style-name="ce8" table:formula="of:=SUM([.B89:.F89])" office:value-type="float" office:value="747.619047619048">
            <text:p>747.61904761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9:.F89])" office:value-type="float" office:value="747.619047619048">
            <text:p>747.61904761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9:.F89])" office:value-type="float" office:value="747.619047619048">
            <text:p>747.619047619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89:.F89])" office:value-type="float" office:value="747.619047619048">
            <text:p>747.619047619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89:.F89])" office:value-type="float" office:value="747.619047619048">
            <text:p>747.61904761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89:.F89])" office:value-type="float" office:value="747.619047619048">
            <text:p>747.61904761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9])" office:value-type="float" office:value="347.619047619048">
            <text:p>347.619047619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9:.F89])" office:value-type="float" office:value="747.619047619048">
            <text:p>747.61904761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9];[.C89];[.E89];[.F89])" office:value-type="float" office:value="747.619047619048">
            <text:p>747.61904761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9:.D89])" office:value-type="float" office:value="747.619047619048">
            <text:p>747.619047619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table:number-columns-repeated="2"/>
          <table:table-cell table:formula="of:=SUM([.B89:.F89])" office:value-type="float" office:value="747.619047619048">
            <text:p>747.61904761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/>
          <table:table-cell office:value-type="string">
            <text:p>-Karen</text:p>
          </table:table-cell>
          <table:table-cell table:number-columns-repeated="2"/>
          <table:table-cell table:formula="of:=SUM([.B89];[.C89];[.D89];[.F89])" office:value-type="float" office:value="747.619047619048">
            <text:p>747.61904761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 table:number-columns-repeated="5"/>
          <table:table-cell table:formula="of:=SUM([.A89:.F89])" office:value-type="float" office:value="747.619047619048">
            <text:p>747.61904761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747.619047619048">
            <text:p>747.61904761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747.619047619048">
            <text:p>747.61904761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)" office:value-type="float" office:value="347.619047619048">
            <text:p>347.619047619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9];[.E89];[.F89])"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747.619047619048">
            <text:p>747.61904761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];[.C89];[.D89];[.E89];[.F89])" office:value-type="float" office:value="747.619047619048">
            <text:p>747.61904761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;[.E89];[.F89])" office:value-type="float" office:value="347.619047619048">
            <text:p>347.61904761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64]/18" office:value-type="float" office:value="400">
            <text:p>400</text:p>
          </table:table-cell>
          <table:table-cell table:style-name="ce2" table:formula="of:=[.C64]/21" office:value-type="float" office:value="347.619047619048">
            <text:p>347.619047619</text:p>
          </table:table-cell>
          <table:table-cell table:style-name="ce2" table:formula="of:=[.D64]/22" office:value-type="float" office:value="0">
            <text:p>0</text:p>
          </table:table-cell>
          <table:table-cell table:style-name="ce2" table:formula="of:=[.E64]/18" office:value-type="float" office:value="0">
            <text:p>0</text:p>
          </table:table-cell>
          <table:table-cell table:style-name="ce2" table:formula="of:=[.F64]/2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89:.F89])" office:value-type="float" office:value="747.619047619048">
            <text:p>747.61904761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747.619047619048">
            <text:p>747.61904761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4:.H91])" office:value-type="float" office:value="14500">
            <text:p>145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2/23/2016</text:date>, <text:time>11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23T11:12:21</dc:date>
    <meta:editing-duration>P4DT21H48M4S</meta:editing-duration>
    <meta:editing-cycles>1881</meta:editing-cycles>
    <meta:generator>OpenOffice/4.1.1$Unix OpenOffice.org_project/411m6$Build-9775</meta:generator>
    <dc:creator>Hasmik Dabaghyan</dc:creator>
    <meta:document-statistic meta:table-count="11" meta:cell-count="4493" meta:object-count="0"/>
  </office:meta>
</office:document-meta>
</file>